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Doris L. Yudko</text:p>
      <text:p text:style-name="Standard"><text:a xlink:type="simple" xlink:href="mailto:dlyudko@gmail.com">dlyudko@gmail.com</text:a></text:p>
      <text:p text:style-name="Standard"/>
      <text:p text:style-name="P1">Position Interested In:</text:p>
      <text:p text:style-name="P1">Freelance Writer</text:p>
      <text:p text:style-name="P1"/>
      <text:p text:style-name="P1">Skills:</text:p>
      <text:p text:style-name="P1">Content Writer</text:p>
      <text:p text:style-name="P1">Freelance Writer </text:p>
      <text:p text:style-name="P1">Internet Researcher</text:p>
      <text:p text:style-name="P1"/>
      <text:p text:style-name="P1">Education:</text:p>
      <text:p text:style-name="P1">Penn Foster Career College</text:p>
      <text:p text:style-name="P1">Online Studies</text:p>
      <text:p text:style-name="P1">Career Diploma</text:p>
      <text:p text:style-name="P1">Freelance Writer</text:p>
      <text:p text:style-name="P1">August 27, 2008</text:p>
      <text:p text:style-name="P1"/>
      <text:p text:style-name="P1">Van Nuys College of Business</text:p>
      <text:p text:style-name="P1">Van Nuys, Ca</text:p>
      <text:p text:style-name="P1">Certificate of Completion</text:p>
      <text:p text:style-name="P1">General Office Management</text:p>
      <text:p text:style-name="P1">Word Processing/Clerical</text:p>
      <text:p text:style-name="P1">September, 1988</text:p>
      <text:p text:style-name="P1"/>
      <text:p text:style-name="P1">Professional Career College (Defunct)</text:p>
      <text:p text:style-name="P1">Van Nuys, Ca</text:p>
      <text:p text:style-name="P1">Certificate of Completion</text:p>
      <text:p text:style-name="P1">General Transcription</text:p>
      <text:p text:style-name="P1">July, 1986</text:p>
      <text:p text:style-name="P1"/>
      <text:p text:style-name="P1">California High School Equivalence Certificate 1985</text:p>
      <text:p text:style-name="P1"/>
      <text:p text:style-name="P1">Work Experience:</text:p>
      <text:p text:style-name="P1">Los Angeles County Department of Health Services</text:p>
      <text:p text:style-name="P1">Position: <text:s/>Intermediate Typist Clerk</text:p>
      <text:p text:style-name="P1">February 2, 1993/January 26, 2005</text:p>
      <text:p text:style-name="P1">Duties: <text:s/>Word processing and data entry, updating patient records and files. </text:p>
      <text:p text:style-name="P1">Computer research regarding patient information and medical records.</text:p>
      <text:p text:style-name="P1">Provide telephone support to clinical and patient eligibility workers.</text:p>
      <text:p text:style-name="P1"/>
      <text:p text:style-name="P1">Length of Work Experience:</text:p>
      <text:p text:style-name="P1">12 years</text:p>
      <text:p text:style-name="P1"/>
      <text:p text:style-name="P1">Length of Online WritingExperience:</text:p>
      <text:p text:style-name="P1">3 years <text:s text:c="3"/></text:p>
      <text:p text:style-name="P1"/>
      <text:p text:style-name="P1"><text:soft-page-break/></text:p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s L Yudko</meta:initial-creator>
    <meta:creation-date>2010-06-13T20:33:24</meta:creation-date>
    <dc:date>2010-07-22T15:43:54</dc:date>
    <dc:creator>Doris L Yudko</dc:creator>
    <meta:editing-duration>PT00H07M58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2" meta:paragraph-count="37" meta:word-count="126" meta:character-count="935"/>
  </office:meta>
</office:document-meta>
</file>